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6_16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A. Hart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18 Hesvan 5620</text:p>
      <text:p text:style-name="P2">Date (derived from Gregorian calendar)<text:tab/>15 November 1859</text:p>
      <text:p text:style-name="P2">Month<text:tab/><text:tab/><text:tab/><text:tab/><text:tab/><text:tab/>November</text:p>
      <text:p text:style-name="P2">Year<text:tab/><text:tab/><text:tab/><text:tab/><text:tab/><text:tab/>1859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4">Tuesday Evening 10 P. M/</text:p>
      <text:p text:style-name="P4"><text:span text:style-name="T1">Philada Nov 15</text:span><text:span text:style-name="T2">th</text:span><text:span text:style-name="T1"> 1859/</text:span></text:p>
      <text:p text:style-name="P4"><text:span text:style-name="T1">Hesvan 18</text:span><text:span text:style-name="T2">th</text:span><text:span text:style-name="T1"> 5620/</text:span></text:p>
      <text:p text:style-name="P2">Revd S Morais/</text:p>
      <text:p text:style-name="P2"><text:tab/>My Dear Sir/</text:p>
      <text:p text:style-name="P2"><text:tab/><text:tab/>A Telegraph recd./ from New York this evening announ/cing the Dangerous State of Mr./ Isaacks, calls me there tomorrow/ consequently I shall be unable/ to keep my appointment with/ the Jewish Traveller[sic] Mr Benjamin/ in whose service I have been/ engaged today, but sorry to/ say not as successful as you/ were, altho' the few I was able/ to find in &amp; some I called twice/ upon, subscribed, but could/ not get to The Messrs Flrances/ J. L. Moss (who was sick at Home today)/ Lucian Moss, Messr Gans, Simon/ Arnold, EL Moss, HM Phillips &amp;c/</text:p>
      <text:p text:style-name="P2"/>
      <text:p text:style-name="P2">[Page 2]</text:p>
      <text:p text:style-name="P2"><text:soft-page-break/>I could not find Mr Andrade but/ he called on me afterward &amp; sub/-scribed for a copy of the English but/ handed a $2 50(/)100 piece &amp; would not take/ any change. <text:s/>I hand you a/ list of the persons, who have/ subscribed &amp; I enclose herein/ a check for $54.50(/)100 being the/ amount of their subscriptions/ as well as my own $22, &amp;/ $4 for Rowlands, Arnolds, &amp; Hechts/ copies. <text:s/>I hope the Gentlemen/ whom I could not see will/ be called upon as I think they/ will all take a copy. <text:s/>I suppose/ there must be other persons using/ their endeavours as I asked Mr./ Lewis M Allen who told me had/ been solicited by Mr Mayers who he/ saw on Sunday with the Revd Mr./ Viadaver &amp; he told him to put his/ name down, Regretting exceedingly/ that I should have been prevented/</text:p>
      <text:p text:style-name="P2"/>
      <text:p text:style-name="P2">[Page 3]</text:p>
      <text:p text:style-name="P2">from finishing my task &amp; hoping/ you will make the necessary/ explanations for me to Mr./ Benjamin. <text:s/>I am dear Sir/</text:p>
      <text:p text:style-name="P2"><text:tab/>yours Very Truly/</text:p>
      <text:p text:style-name="P2"><text:tab/><text:tab/>A. Hart/</text:p>
      <text:p text:style-name="P2"/>
      <text:p text:style-name="P2">I received the various copies &amp; shall/ send them as directed./</text:p>
      <text:p text:style-name="P2"><text:tab/>P. S. As I had no time to/ see the Athenaeum, Philada Library/ and Histl Society I will pay/ for 3 more copies &amp; send them/ to them when I return—making/ 9 copies amtg to 8 28—for myself/</text:p>
      <text:p text:style-name="P2"><text:span text:style-name="T1"><text:tab/><text:tab/><text:tab/></text:span><text:span text:style-name="T3">List of persons to whom copies are to be sent</text:span><text:span text:style-name="T4">/</text:span></text:p>
      <text:p text:style-name="P5"><text:tab/><text:tab/>David Salomon<text:tab/>1 copy English $2/</text:p>
      <text:p text:style-name="P5"><text:tab/><text:tab/>Abm S Wolf<text:tab/><text:tab/>1 “ “ $2/</text:p>
      <text:p text:style-name="P5"><text:tab/><text:tab/>Saml Hart<text:tab/><text:tab/>1 “ “ $2/</text:p>
      <text:p text:style-name="P5"><text:tab/><text:tab/>I Andrade<text:tab/><text:tab/>1 “ “ $2.50/</text:p>
      <text:p text:style-name="P5"><text:tab/><text:tab/>Allen Mitchell<text:tab/><text:tab/>1 “ “ $2.00/</text:p>
      <text:p text:style-name="P5"><text:tab/><text:tab/>Barnet Phillips<text:tab/>1 “ “ 4 Larg[?]/ =ges Gilt Edges $10--/</text:p>
      <text:p text:style-name="P5"><text:tab/><text:tab/><text:tab/><text:tab/><text:tab/> <text:s text:c="7"/>$20 50/</text:p>
      <text:p text:style-name="P5"><text:tab/><text:tab/>3 copies addl. A Hart<text:tab/> <text:s text:c="7"/><text:tab/>6.00/</text:p>
      <text:p text:style-name="P5"><text:tab/><text:tab/>6 “ subscribed for &amp; received (over) 22.00/</text:p>
      <text:p text:style-name="P5"/>
      <text:p text:style-name="P5">[Page 4]</text:p>
      <text:p text:style-name="P5"><text:tab/><text:tab/>forward $48.50/</text:p>
      <text:p text:style-name="P5">Hecht, Arnold &amp; Rowlands/</text:p>
      <text:p text:style-name="P5"><text:tab/><text:tab/><text:tab/>subscriptions/ </text:p>
      <text:p text:style-name="P5"><text:tab/><text:tab/><text:tab/>to be collected/</text:p>
      <text:p text:style-name="P2"><text:span text:style-name="T4"><text:tab/><text:tab/><text:tab/>by me<text:tab/></text:span><text:span text:style-name="T3">6.00<text:tab/>54.50</text:span><text:span text:style-name="T4">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3T11:58:28</meta:creation-date>
    <dc:date>2011-12-12T12:34:20.82</dc:date>
    <dc:language>en-US</dc:language>
    <meta:editing-cycles>3</meta:editing-cycles>
    <meta:editing-duration>PT00H16M03S</meta:editing-duration>
    <dc:creator>Penn Libraries</dc:creator>
    <meta:document-statistic meta:table-count="0" meta:image-count="0" meta:object-count="0" meta:page-count="3" meta:paragraph-count="91" meta:word-count="599" meta:character-count="3557"/>
    <meta:user-defined meta:name="Info 1"/>
    <meta:user-defined meta:name="Info 2"/>
    <meta:user-defined meta:name="Info 3"/>
    <meta:user-defined meta:name="Info 4"/>
  </office:meta>
</office:document-meta>
</file>